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5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59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1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6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5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9) rotate (-1.55247036964896) translate (7.277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5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7.554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4791145399cm 2.6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8354578120657cm 1.34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) rotate (-2.1556561591382) translate (6.6024573185943cm 1.2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3:40.61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